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bcb29"/>
    </style:style>
    <style:style style:name="P2" style:family="paragraph" style:parent-style-name="Standard">
      <style:paragraph-properties fo:text-align="start" style:justify-single-word="false"/>
      <style:text-properties officeooo:paragraph-rsid="000bcf73"/>
    </style:style>
    <style:style style:name="P3" style:family="paragraph" style:parent-style-name="Standard">
      <style:paragraph-properties fo:text-align="start" style:justify-single-word="false"/>
      <style:text-properties officeooo:paragraph-rsid="000c9aa9"/>
    </style:style>
    <style:style style:name="P4" style:family="paragraph" style:parent-style-name="Standard">
      <style:paragraph-properties fo:text-align="start" style:justify-single-word="false"/>
      <style:text-properties officeooo:paragraph-rsid="000d79a9"/>
    </style:style>
    <style:style style:name="P5" style:family="paragraph" style:parent-style-name="Standard">
      <style:paragraph-properties fo:text-align="start" style:justify-single-word="false"/>
      <style:text-properties officeooo:paragraph-rsid="000e7ce5"/>
    </style:style>
    <style:style style:name="P6" style:family="paragraph" style:parent-style-name="Standard">
      <style:paragraph-properties fo:text-align="start" style:justify-single-word="false"/>
      <style:text-properties officeooo:paragraph-rsid="00153a8c"/>
    </style:style>
    <style:style style:name="P7" style:family="paragraph" style:parent-style-name="Standard">
      <style:paragraph-properties fo:text-align="start" style:justify-single-word="false"/>
      <style:text-properties officeooo:paragraph-rsid="0017804f"/>
    </style:style>
    <style:style style:name="P8" style:family="paragraph" style:parent-style-name="Standard">
      <style:paragraph-properties fo:text-align="start" style:justify-single-word="false"/>
      <style:text-properties officeooo:paragraph-rsid="0019b936"/>
    </style:style>
    <style:style style:name="P9" style:family="paragraph" style:parent-style-name="Standard">
      <style:paragraph-properties fo:text-align="start" style:justify-single-word="false"/>
      <style:text-properties officeooo:paragraph-rsid="001b9ac7"/>
    </style:style>
    <style:style style:name="P10" style:family="paragraph" style:parent-style-name="Standard">
      <style:paragraph-properties fo:text-align="start" style:justify-single-word="false"/>
      <style:text-properties officeooo:paragraph-rsid="001cd029"/>
    </style:style>
    <style:style style:name="P11" style:family="paragraph" style:parent-style-name="Standard">
      <style:paragraph-properties fo:text-align="start" style:justify-single-word="false"/>
      <style:text-properties officeooo:paragraph-rsid="001dbce0"/>
    </style:style>
    <style:style style:name="P12" style:family="paragraph" style:parent-style-name="Standard">
      <style:paragraph-properties fo:text-align="start" style:justify-single-word="false"/>
      <style:text-properties officeooo:paragraph-rsid="00245d15"/>
    </style:style>
    <style:style style:name="P13" style:family="paragraph" style:parent-style-name="Standard">
      <style:paragraph-properties fo:text-align="start" style:justify-single-word="false"/>
      <style:text-properties officeooo:paragraph-rsid="0026293c"/>
    </style:style>
    <style:style style:name="P14" style:family="paragraph" style:parent-style-name="Standard">
      <style:paragraph-properties fo:text-align="center" style:justify-single-word="false"/>
      <style:text-properties officeooo:rsid="000bcb29" officeooo:paragraph-rsid="000bcb29"/>
    </style:style>
    <style:style style:name="P15" style:family="paragraph" style:parent-style-name="Standard">
      <style:paragraph-properties fo:text-align="start" style:justify-single-word="false"/>
      <style:text-properties fo:font-style="italic" fo:font-weight="bold" officeooo:rsid="000bcb29" officeooo:paragraph-rsid="000bcb29"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style:font-name="Liberation Serif1" fo:font-style="normal" fo:font-weight="normal" officeooo:rsid="000bcb29" officeooo:paragraph-rsid="0019b936"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Liberation Serif1" fo:font-style="normal" fo:font-weight="normal" officeooo:rsid="000bcb29" officeooo:paragraph-rsid="0026293c"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Liberation Serif1" fo:font-style="normal" fo:font-weight="normal" officeooo:rsid="00153a8c" officeooo:paragraph-rsid="00153a8c"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font-name="Liberation Serif1" fo:font-style="normal" fo:font-weight="normal" officeooo:rsid="001a3c8e" officeooo:paragraph-rsid="001a3c8e"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Liberation Serif1" fo:font-style="normal" fo:font-weight="normal" officeooo:rsid="001b9ac7" officeooo:paragraph-rsid="001b9ac7"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Liberation Serif1" fo:font-style="normal" fo:font-weight="normal" officeooo:rsid="001cd029" officeooo:paragraph-rsid="001cd029"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Liberation Serif1" fo:font-style="normal" fo:font-weight="normal" officeooo:rsid="001dbce0" officeooo:paragraph-rsid="001dbce0"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Liberation Serif1" fo:font-style="normal" fo:font-weight="normal" officeooo:rsid="002122de" officeooo:paragraph-rsid="002122de"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Liberation Serif1" fo:font-style="normal" fo:font-weight="normal" officeooo:rsid="0021debf" officeooo:paragraph-rsid="0021debf"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Liberation Serif1" fo:font-style="normal" fo:font-weight="normal" officeooo:rsid="00245d15" officeooo:paragraph-rsid="00245d15"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0bcb29" officeooo:paragraph-rsid="000bcb29"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0c9aa9" officeooo:paragraph-rsid="000bcf73"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d79a9" officeooo:paragraph-rsid="000d79a9"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102173" officeooo:paragraph-rsid="000e7ce5"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10c3e7" officeooo:paragraph-rsid="000e7ce5"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117cdb" officeooo:paragraph-rsid="00117cdb"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136d69" officeooo:paragraph-rsid="00136d69"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146daf" officeooo:paragraph-rsid="00146daf"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0bcf73" officeooo:paragraph-rsid="000bcf73"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ize="9pt" fo:font-style="normal" fo:font-weight="normal" officeooo:rsid="00266888" officeooo:paragraph-rsid="00266888" style:font-size-asian="9pt" style:font-style-asian="normal" style:font-weight-asian="normal" style:font-size-complex="9pt" style:font-style-complex="normal" style:font-weight-complex="normal"/>
    </style:style>
    <style:style style:name="P36" style:family="paragraph" style:parent-style-name="Standard" style:list-style-name="L1">
      <style:paragraph-properties fo:text-align="start" style:justify-single-word="false"/>
      <style:text-properties officeooo:paragraph-rsid="000bcb29"/>
    </style:style>
    <style:style style:name="P37" style:family="paragraph" style:parent-style-name="Standard" style:list-style-name="L1">
      <style:paragraph-properties fo:text-align="start" style:justify-single-word="false"/>
      <style:text-properties officeooo:paragraph-rsid="000bcf73"/>
    </style:style>
    <style:style style:name="T1" style:family="text">
      <style:text-properties fo:font-style="normal" fo:font-weight="normal" officeooo:rsid="000bcb29" style:font-style-asian="normal" style:font-weight-asian="normal" style:font-style-complex="normal" style:font-weight-complex="normal"/>
    </style:style>
    <style:style style:name="T2" style:family="text">
      <style:text-properties fo:font-style="normal" fo:font-weight="normal" officeooo:rsid="000bcf73" style:font-style-asian="normal" style:font-weight-asian="normal" style:font-style-complex="normal" style:font-weight-complex="normal"/>
    </style:style>
    <style:style style:name="T3" style:family="text">
      <style:text-properties fo:font-style="normal" fo:font-weight="normal" officeooo:rsid="000c9aa9" style:font-style-asian="normal" style:font-weight-asian="normal" style:font-style-complex="normal" style:font-weight-complex="normal"/>
    </style:style>
    <style:style style:name="T4" style:family="text">
      <style:text-properties fo:font-style="normal" fo:font-weight="normal" officeooo:rsid="000d79a9" style:font-style-asian="normal" style:font-weight-asian="normal" style:font-style-complex="normal" style:font-weight-complex="normal"/>
    </style:style>
    <style:style style:name="T5" style:family="text">
      <style:text-properties fo:font-style="normal" fo:font-weight="normal" officeooo:rsid="000e7ce5" style:font-style-asian="normal" style:font-weight-asian="normal" style:font-style-complex="normal" style:font-weight-complex="normal"/>
    </style:style>
    <style:style style:name="T6" style:family="text">
      <style:text-properties fo:font-style="normal" fo:font-weight="normal" officeooo:rsid="00102173" style:font-style-asian="normal" style:font-weight-asian="normal" style:font-style-complex="normal" style:font-weight-complex="normal"/>
    </style:style>
    <style:style style:name="T7" style:family="text">
      <style:text-properties fo:font-style="normal" fo:font-weight="normal" officeooo:rsid="0010c3e7" style:font-style-asian="normal" style:font-weight-asian="normal" style:font-style-complex="normal" style:font-weight-complex="normal"/>
    </style:style>
    <style:style style:name="T8" style:family="text">
      <style:text-properties fo:font-style="normal" fo:font-weight="normal" officeooo:rsid="00153a8c" style:font-style-asian="normal" style:font-weight-asian="normal" style:font-style-complex="normal" style:font-weight-complex="normal"/>
    </style:style>
    <style:style style:name="T9" style:family="text">
      <style:text-properties fo:font-style="normal" fo:font-weight="normal" officeooo:rsid="0027d2d8" style:font-style-asian="normal" style:font-weight-asian="normal" style:font-style-complex="normal" style:font-weight-complex="normal"/>
    </style:style>
    <style:style style:name="T10" style:family="text">
      <style:text-properties fo:font-style="normal" fo:font-weight="bold" officeooo:rsid="000d79a9" style:font-style-asian="normal" style:font-weight-asian="bold" style:font-style-complex="normal" style:font-weight-complex="bold"/>
    </style:style>
    <style:style style:name="T11" style:family="text">
      <style:text-properties fo:font-style="normal" fo:font-weight="bold" officeooo:rsid="000c9aa9" style:font-style-asian="normal" style:font-weight-asian="bold" style:font-style-complex="normal" style:font-weight-complex="bold"/>
    </style:style>
    <style:style style:name="T12" style:family="text">
      <style:text-properties style:font-name="Liberation Serif1" fo:font-style="normal" fo:font-weight="normal" officeooo:rsid="000bcb29" style:font-style-asian="normal" style:font-weight-asian="normal" style:font-style-complex="normal" style:font-weight-complex="normal"/>
    </style:style>
    <style:style style:name="T13" style:family="text">
      <style:text-properties style:font-name="Liberation Serif1" fo:font-style="normal" fo:font-weight="normal" officeooo:rsid="00153a8c" style:font-style-asian="normal" style:font-weight-asian="normal" style:font-style-complex="normal" style:font-weight-complex="normal"/>
    </style:style>
    <style:style style:name="T14" style:family="text">
      <style:text-properties style:font-name="Liberation Serif1" fo:font-style="normal" fo:font-weight="normal" officeooo:rsid="0017804f" style:font-style-asian="normal" style:font-weight-asian="normal" style:font-style-complex="normal" style:font-weight-complex="normal"/>
    </style:style>
    <style:style style:name="T15" style:family="text">
      <style:text-properties style:font-name="Liberation Serif1" fo:font-style="normal" fo:font-weight="normal" officeooo:rsid="001828f3" style:font-style-asian="normal" style:font-weight-asian="normal" style:font-style-complex="normal" style:font-weight-complex="normal"/>
    </style:style>
    <style:style style:name="T16" style:family="text">
      <style:text-properties style:font-name="Liberation Serif1" fo:font-style="normal" fo:font-weight="normal" officeooo:rsid="0019b936" style:font-style-asian="normal" style:font-weight-asian="normal" style:font-style-complex="normal" style:font-weight-complex="normal"/>
    </style:style>
    <style:style style:name="T17" style:family="text">
      <style:text-properties style:font-name="Liberation Serif1" fo:font-style="normal" fo:font-weight="normal" officeooo:rsid="001b9ac7" style:font-style-asian="normal" style:font-weight-asian="normal" style:font-style-complex="normal" style:font-weight-complex="normal"/>
    </style:style>
    <style:style style:name="T18" style:family="text">
      <style:text-properties style:font-name="Liberation Serif1" fo:font-style="normal" fo:font-weight="normal" officeooo:rsid="001cd029" style:font-style-asian="normal" style:font-weight-asian="normal" style:font-style-complex="normal" style:font-weight-complex="normal"/>
    </style:style>
    <style:style style:name="T19" style:family="text">
      <style:text-properties style:font-name="Liberation Serif1" fo:font-style="normal" fo:font-weight="normal" officeooo:rsid="001dbce0" style:font-style-asian="normal" style:font-weight-asian="normal" style:font-style-complex="normal" style:font-weight-complex="normal"/>
    </style:style>
    <style:style style:name="T20" style:family="text">
      <style:text-properties style:font-name="Liberation Serif1" fo:font-style="normal" fo:font-weight="normal" officeooo:rsid="001f1e5e" style:font-style-asian="normal" style:font-weight-asian="normal" style:font-style-complex="normal" style:font-weight-complex="normal"/>
    </style:style>
    <style:style style:name="T21" style:family="text">
      <style:text-properties style:font-name="Liberation Serif1" fo:font-style="normal" fo:font-weight="normal" officeooo:rsid="0023650b" style:font-style-asian="normal" style:font-weight-asian="normal" style:font-style-complex="normal" style:font-weight-complex="normal"/>
    </style:style>
    <style:style style:name="T22" style:family="text">
      <style:text-properties style:font-name="Liberation Serif1" fo:font-style="normal" fo:font-weight="normal" officeooo:rsid="00245d15" style:font-style-asian="normal" style:font-weight-asian="normal" style:font-style-complex="normal" style:font-weight-complex="normal"/>
    </style:style>
    <style:style style:name="T23" style:family="text">
      <style:text-properties style:font-name="Liberation Serif1" fo:font-style="normal" fo:font-weight="normal" officeooo:rsid="0024871b" style:font-style-asian="normal" style:font-weight-asian="normal" style:font-style-complex="normal" style:font-weight-complex="normal"/>
    </style:style>
    <style:style style:name="T24" style:family="text">
      <style:text-properties style:font-name="Liberation Serif1" fo:font-style="normal" fo:font-weight="normal" officeooo:rsid="0026293c" style:font-style-asian="normal" style:font-weight-asian="normal" style:font-style-complex="normal" style:font-weight-complex="normal"/>
    </style:style>
    <style:style style:name="T25" style:family="text">
      <style:text-properties style:text-position="super 58%" fo:font-style="normal" fo:font-weight="normal" officeooo:rsid="000bcb29" style:font-style-asian="normal" style:font-weight-asian="normal" style:font-style-complex="normal" style:font-weight-complex="normal"/>
    </style:style>
    <style:style style:name="T26" style:family="text">
      <style:text-properties style:text-position="super 58%" style:font-name="Liberation Serif1" fo:font-style="normal" fo:font-weight="normal" officeooo:rsid="001cd029"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BIOINFORMATIQUE STRUCTURALE</text:p>
      <text:p text:style-name="P15"/>
      <text:p text:style-name="P15">Structural alphabets as tools for the analysis of protein structures.</text:p>
      <text:p text:style-name="P26"/>
      <text:p text:style-name="P26"/>
      <text:p text:style-name="P35">20/09/2013</text:p>
      <text:p text:style-name="P26">Strucutre d'une prot : catégorisée au niveau local, en trois états : </text:p>
      <text:list xml:id="list2371726377328898148" text:style-name="L1">
        <text:list-item>
          <text:p text:style-name="P36"><text:span text:style-name="T1">hélicoidal (hélices avec une gométrie précise. En</text:span><text:span text:style-name="T1">v. 1/3 de la chaine polypeptidique). Il ya </text:span><text:span text:style-name="T12">α-</text:span><text:span text:style-name="T1">helix, 3.10 helix, et </text:span><text:span text:style-name="T12">п-</text:span><text:span text:style-name="T1">helix. Cet ensemble constitue la structure tertiaire.</text:span></text:p>
        </text:list-item>
        <text:list-item>
          <text:p text:style-name="P37"><text:span text:style-name="T1">Les brins beta : sheets : env. 25 %. association en feuillets, ou isolé (</text:span><text:span text:style-name="T12">β-</text:span><text:span text:style-name="T1">strands), ou d'autres (E strands...)</text:span></text:p>
        </text:list-item>
        <text:list-item>
          <text:p text:style-name="P36"><text:span text:style-name="T1">Pas de structure régulière : catégorie « fourre -tout » → env. 50 % des prot. Turns, loops, beta_hairpins, </text:span><text:span text:style-name="T12">αα-</text:span><text:span text:style-name="T1">corners.</text:span></text:p>
        </text:list-item>
      </text:list>
      <text:p text:style-name="P1"><text:span text:style-name="T1">DSSP : logiciel de 83 : critère d'assignation de la struct. Iir : basé sir les critères géométriques, les liaisons hydrogènes essentilement ici. Telle partie est un brin beta, telle autre est un coin... C'est le logiciel utilisé par défaut dans la PDB. C'est la 1</text:span><text:span text:style-name="T25">er</text:span><text:span text:style-name="T1"> qui est sorti. </text:span></text:p>
      <text:p text:style-name="P26"/>
      <text:p text:style-name="P26">En 77 : un algorithme s'appui sur les contraintes de distances entre atomes.</text:p>
      <text:p text:style-name="P26">D'autres logiciels ont été dvpés entre temps.</text:p>
      <text:p text:style-name="P26">Angles dièdres au niveau de la chaine, combinaisons de liaison H et angles dèdres.</text:p>
      <text:p text:style-name="P26">→ On essaie de trouver celui qui est le + près de la réalité.</text:p>
      <text:p text:style-name="P26"/>
      <text:p text:style-name="P26">DSSP tient encore la route actuellement.</text:p>
      <text:p text:style-name="P26">Les résultats des assignations faites par ts ces logiciel sont très diférents. Il y a très peu de consensus entre les logiciels pour un mm segment protéique. → auquel faire confiance ? Quelle représentation y a t-il dans pyMol ? (qui lui aussi utilise de l'assignation) : La représentatiion cartoon de pyMol est faite par DSSP (à vérifier). D'autres logiciels utilisent d'autres représentations.</text:p>
      <text:p text:style-name="P26"/>
      <text:p text:style-name="P26">→ PBM : en structural, on veut passer à la struct 3D en passant par la struct secondaire. Qd on regarde le pâysage de similiratités de méthiodes : </text:p>
      <text:p text:style-name="P1"><text:span text:style-name="T1">1</text:span><text:span text:style-name="T25">er</text:span><text:span text:style-name="T1"> cercle (autour de DSSP): comportements très proches.</text:span></text:p>
      <text:p text:style-name="P1"><text:span text:style-name="T1">2</text:span><text:span text:style-name="T25">e</text:span><text:span text:style-name="T1"> cercle : entre 80 et 85 % d'accord entre assignation.</text:span></text:p>
      <text:p text:style-name="P26">Autre logiciel plus éloigné : env. 65 % d'accord d'assignation.</text:p>
      <text:p text:style-name="P26"/>
      <text:p text:style-name="P34">Assignation objective : méthode :</text:p>
      <text:p text:style-name="P2"><text:span text:style-name="T2">légos : briques de forme homogènes, de différentes couleurs, nombre de formes limitées. On peut en faire une gde diversité d'objets en 3D. → Est-ce qu'on retrouve un jeu de briques élémentaires qui permettent, en les assemblant, de retrouver l'eesentiel des struct 3D des protéine ? Cette théorie a pris de l'ampleur au cours des années 2000 (commencé ds les années 85). </text:span><text:span text:style-name="T10">C</text:span><text:span text:style-name="T11">es briques sont les alphabets structuraux.</text:span><text:span text:style-name="T3"> </text:span><text:span text:style-name="T4">Ils seront utilisés de manière récurrante.</text:span></text:p>
      <text:p text:style-name="P27"/>
      <text:p text:style-name="P3"><text:span text:style-name="T3">Un alphabet structural : une librairie de </text:span><text:span text:style-name="T4">petits </text:span><text:span text:style-name="T3">prototypes structuraux qui permettent d'approximer toute</text:span><text:span text:style-name="T4">s</text:span><text:span text:style-name="T3"> les parties d'une structure d'une protéine. </text:span><text:span text:style-name="T4">Pr les prototypes les plus performants, on arrive à 98 % de similarité. Un élément structural est une petite succession d'aa. En fionctions de la forme 3D de la prot, on aura donc une succession de lettres, puis un assemblage de mots → à analyser.</text:span></text:p>
      <text:p text:style-name="P28">On prend pas du tout en compte la struct 2aire pour faire l'alphabet structural.</text:p>
      <text:p text:style-name="P28"/>
      <text:p text:style-name="P4"><text:span text:style-name="T4">Caractéristique : concerne un prototype qui est constitué d'un nb d'aa successifs. La taille d'un élément </text:span><text:span text:style-name="T4">structural : le nb d'aa qui le composent. </text:span></text:p>
      <text:p text:style-name="P5"><text:soft-page-break/><text:span text:style-name="T5">Alphabet structural : 16 prototypes élémentaires. </text:span><text:span text:style-name="T6">On est parti d'un</text:span><text:span text:style-name="T5"> jeu de protéines non-redondant (pas oplus de 32 % d'identité de séq. → pas de relation d'évolution entre les séquences) : 342 prot. </text:span><text:span text:style-name="T6">→ on arrive à 16 prototypes structuraux de taille égale : 55a → explique 95 % de ce qu'on observe ds les protéines.</text:span></text:p>
      <text:p text:style-name="P29"/>
      <text:p text:style-name="P5"><text:span text:style-name="T6"><text:s/></text:span><text:span text:style-name="T7">Une autre équipe à Paris est arrivée à 27 prototypes structuraux élémentaires.</text:span></text:p>
      <text:p text:style-name="P30"/>
      <text:p text:style-name="P31">Carte topologique : matrice contenant des éléments struct. initialisés avec des angles dièdres aléatoires. On extrait les coordonnées de 5aa...</text:p>
      <text:p text:style-name="P31"/>
      <text:p text:style-name="P32">La finalité des blocs : objectif : s'affranchir des assignations qd on travaille sur la struct 2aire. Mais qui permet tt de mm de faire de la prédiction. </text:p>
      <text:p text:style-name="P32"/>
      <text:p text:style-name="P33">Le nombre de catégories doit être optimisé pour une bonne prédiction du squelette carboné.</text:p>
      <text:p text:style-name="P33">Rosetta : logiciel dans le top 5 depuis qques années. Sa'appuie sur cette théorie.</text:p>
      <text:p text:style-name="P33"/>
      <text:p text:style-name="P6"><text:span text:style-name="T8">Autour du C</text:span><text:span text:style-name="T12">α : </text:span><text:span text:style-name="T13">angles dièdres : </text:span><text:span text:style-name="T12">φ </text:span><text:span text:style-name="T13">en amont du C : en partie N-ter</text:span><text:span text:style-name="T12"> </text:span><text:span text:style-name="T13">et </text:span><text:span text:style-name="T12">ψ : </text:span><text:span text:style-name="T13">en aval : en partie C-term.</text:span></text:p>
      <text:p text:style-name="P18"/>
      <text:p text:style-name="P7"><text:span text:style-name="T14">Carte topologique de Kohonen : </text:span><text:span text:style-name="T15">méthode qui </text:span><text:span text:style-name="T14">permet de faire un apprentissage </text:span><text:span text:style-name="T15">de données</text:span><text:span text:style-name="T14"> non-supervisé : </text:span><text:span text:style-name="T15">unsupervised classifier. </text:span></text:p>
      <text:p text:style-name="P8"><text:span text:style-name="T15">Les données qui nous intéraissaient étaient extraites de la PDB. On peut en calculer les angles dièdres </text:span><text:span text:style-name="T16">(à partir des coordonnées x,y,z)</text:span><text:span text:style-name="T15">. → on le fait pr ttes les parties de ttes les protéines qu'on a ds notre jeu de données. </text:span><text:span text:style-name="T16">On fait ça pour des 100aines de protéines. → On se retrouve avec une succession d'angles </text:span><text:span text:style-name="T12">φ </text:span><text:span text:style-name="T16">et </text:span><text:span text:style-name="T12">ψ.</text:span></text:p>
      <text:p text:style-name="P16"/>
      <text:p text:style-name="P19">On fait une classification non-supervisée de ces angles en extrayant une fenêtre de 5aa. → On extrait 4 couples. </text:p>
      <text:p text:style-name="P20">Apprentissage non-supervisé :</text:p>
      <text:p text:style-name="P9"><text:span text:style-name="T17">On a un état initial. Initialisation aléatoire. On a des cellules d'une matrice d'apprentissage (les 16 les plus peuplés). On met à l'intérieur 4 couples de valeurs <text:s/></text:span><text:span text:style-name="T12">φ </text:span><text:span text:style-name="T16">et </text:span><text:span text:style-name="T12">ψ </text:span><text:span text:style-name="T17">de manière aléatoire </text:span><text:span text:style-name="T18">(mm pas à patir de la pdb, juste des valeurs d'angle possible)</text:span><text:span text:style-name="T17">.</text:span></text:p>
      <text:p text:style-name="P21">Une matrice de kohonen va aller prendre les valeurs des angles dans les structures.</text:p>
      <text:p text:style-name="P10"><text:span text:style-name="T18">Qd on calcule des valeurs d'angle pour une protéine, quelle est la cellule qui ressemble le plus aux angles que je viens de calculer (on parle de distance la plus faible). Celle qui ressemble le plus est la cellule winner. On modifie cette cellule → on lui fait apprendre le motif qu'on a obtenu, selon un taux </text:span><text:span text:style-name="T12">ω : </text:span><text:span text:style-name="T18">apprend la valeur obtenue dérivée de la PDB. Maintenant, elle doit propager cette apprentissage dans les cellules avoisinantes. Plus elles sont loins entre elles, plus la distance est grande. Les avoisinantes sont donc modifiées selon </text:span><text:span text:style-name="T12">ω, </text:span><text:span text:style-name="T18">pondéré par un facteur de la distance. (1/(d2-d1)). Plus on s'aloigne de la winner, plus le taux est faible.</text:span></text:p>
      <text:p text:style-name="P21"/>
      <text:p text:style-name="P10"><text:span text:style-name="T18">Puis on fait ça pour un 2</text:span><text:span text:style-name="T26">e</text:span><text:span text:style-name="T18"> motif → une autre cellule est winner → elle est modifiée → elle modifie les avoisinantes.</text:span></text:p>
      <text:p text:style-name="P11"><text:span text:style-name="T19">→ On répète n fois l'apprentissage du meme jeu de données. On arrete l'apprentissage qd on observe que les angles ne bougent plus → la matrice est stabilisée. Se programme très facilement avec du C (mais gourmand en temps de calcul). C'est une méthode généralisable à tout pbm biologique (en météo, en physique, en matériaux) → classification non-supervisée </text:span><text:span text:style-name="T20">d'un phénomène</text:span><text:span text:style-name="T19">. On apprend donc sans a priori.</text:span></text:p>
      <text:p text:style-name="P22"/>
      <text:p text:style-name="P17">αβγδεθμσφυψωп</text:p>
      <text:p text:style-name="P22"><text:soft-page-break/></text:p>
      <text:p text:style-name="P22">La carte fait une dimension qu'on a fixé au préalable.</text:p>
      <text:p text:style-name="P22"/>
      <text:p text:style-name="P23">Plus elle est grande, plus les temps de calculs sont élevés, mais plus fons sera l'analyse. En fonction de l'initialisation, on retrouve les mm motifs, mais le positionnement sur la carte n'esgt pas le mm.</text:p>
      <text:p text:style-name="P23"/>
      <text:p text:style-name="P24">Il peut y avoir des carte de kohonen en 3D. </text:p>
      <text:p text:style-name="P24"/>
      <text:p text:style-name="P12"><text:span text:style-name="T21">Ça on doit être capable de le faire </text:span><text:span text:style-name="T22">(DSSP peut calculer les angles <text:s/></text:span><text:span text:style-name="T12">φ </text:span><text:span text:style-name="T16">et </text:span><text:span text:style-name="T12">ψ</text:span><text:span text:style-name="T22">).</text:span></text:p>
      <text:p text:style-name="P25">Quelque soit le logiciel, ces angles sont les memes.</text:p>
      <text:p text:style-name="P25"/>
      <text:p text:style-name="P13"><text:span text:style-name="T23">Objectif final </text:span><text:span text:style-name="T24">de cette matrice</text:span><text:span text:style-name="T23"> : on apprend de notre jeu de données d'angles ce qui est le plus récurrent. </text:span><text:span text:style-name="T24">(c'est du machine learning). </text:span></text:p>
      <text:p text:style-name="P13"><text:span text:style-name="T24">On peut alors dire : ça ce sont clairement des angles qui proviennent de brins beta. Une autre cellule aura <text:s/>par exemple plutot le profil d'helices </text:span><text:span text:style-name="T12">α.</text:span></text:p>
      <text:p text:style-name="P17"/>
      <text:p text:style-name="P13"><text:span text:style-name="T24">Pour en obtenir 16, (il y en avait 64 à la base) → on a conservé seulement les + peuplées une fois la matrice stabilisée. Maintenant, on repasse les angles dans la matrices sans faire apprendre cette fois-ci : </text:span><text:span text:style-name="T12">ω</text:span><text:span text:style-name="T24">=0. Et on incrémente un compteur pour chaque cellule à chaque fois qu'elles sont winner. Les 16 qui ont été selectionnées correspondaient à 95 % du jeu de données. Les 5 % qui restent sont répartis sur les 48 cellules qui restent. Au passage, on a aussi maximisé les angles entre les cellu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ément NIEL</meta:initial-creator>
    <meta:creation-date>2013-09-20T15:37:46</meta:creation-date>
    <dc:date>2013-09-21T10:13:15</dc:date>
    <dc:creator>Clément NIEL</dc:creator>
    <meta:editing-duration>PT50M42S</meta:editing-duration>
    <meta:editing-cycles>30</meta:editing-cycles>
    <meta:generator>LibreOffice/4.0.2.2$Linux_x86 LibreOffice_project/400m0$Build-2</meta:generator>
    <meta:document-statistic meta:table-count="0" meta:image-count="0" meta:object-count="0" meta:page-count="3" meta:paragraph-count="48" meta:word-count="1252" meta:character-count="7307" meta:non-whitespace-character-count="6093"/>
  </office:meta>
</office:document-meta>
</file>